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9cm" draw:marker-end-width="0.279cm" draw:fill-color="#cfe7f5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333333" draw:marker-start-width="0.279cm" draw:marker-end-width="0.279cm" draw:fill-color="#cfe7f5" draw:fill-image-width="0cm" draw:fill-image-height="0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9cm" draw:marker-end-width="0.279cm" draw:fill-color="#ffff99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333333" draw:marker-start-width="0.279cm" draw:marker-end-width="0.279cm" draw:fill-color="#cfe7f5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33333" draw:marker-start-width="0.279cm" draw:marker-end-width="0.279cm" draw:fill-color="#cfe7f5" draw:textarea-vertical-align="top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3333" draw:marker-start-width="0.279cm" draw:marker-end-width="0.279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333333" draw:marker-start-width="0.279cm" draw:marker-end-width="0.27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333333" draw:marker-start-width="0.279cm" draw:marker-end-width="0.279cm" draw:textarea-vertical-align="top" fo:padding-top="0.15cm" fo:padding-bottom="0.15cm" fo:padding-left="0.275cm" fo:padding-right="0.275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93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9" draw:id="id9" draw:layer="layout" svg:width="8.636cm" svg:height="5.334cm" svg:x="2.016cm" svg:y="8.62cm">
          <text:p text:style-name="P1">Node.js (App A)</text:p>
        </draw:rect>
        <draw:rect draw:style-name="gr2" draw:text-style-name="P1" xml:id="id2" draw:id="id2" draw:layer="layout" svg:width="4.191cm" svg:height="1.651cm" svg:x="4.302cm" svg:y="16.113cm">
          <text:p text:style-name="P1">MongoDB</text:p>
        </draw:rect>
        <draw:rect draw:style-name="gr3" draw:text-style-name="P1" xml:id="id3" draw:id="id3" draw:layer="layout" svg:width="6.858cm" svg:height="1.143cm" svg:x="2.524cm" svg:y="5.191cm">
          <text:p text:style-name="P1">Angular Service layer</text:p>
        </draw:rect>
        <draw:rect draw:style-name="gr4" draw:text-style-name="P1" xml:id="id1" draw:id="id1" draw:layer="layout" svg:width="4.191cm" svg:height="1.651cm" svg:x="4.302cm" svg:y="12.811cm">
          <text:p text:style-name="P1">Mongoose</text:p>
        </draw:rect>
        <draw:rect draw:style-name="gr3" draw:text-style-name="P1" draw:layer="layout" svg:width="6.858cm" svg:height="1.143cm" svg:x="2.524cm" svg:y="4.048cm">
          <text:p text:style-name="P1">Client UI</text:p>
        </draw:rect>
        <draw:rect draw:style-name="gr5" draw:text-style-name="P1" xml:id="id4" draw:id="id4" draw:layer="layout" svg:width="7.112cm" svg:height="2.667cm" svg:x="2.397cm" svg:y="7.858cm">
          <text:p text:style-name="P1">Full REST API</text:p>
        </draw:rect>
        <draw:rect draw:style-name="gr6" draw:text-style-name="P1" draw:layer="layout" svg:width="5.461cm" svg:height="1.27cm" svg:x="3.54cm" svg:y="8.835cm">
          <text:p text:style-name="P1">“Main” REST API</text:p>
        </draw:rect>
        <draw:rect draw:style-name="gr7" draw:text-style-name="P1" draw:layer="layout" svg:width="9.684cm" svg:height="5.334cm" svg:x="16.494cm" svg:y="8.62cm">
          <text:p text:style-name="P1">Node.js (App B)</text:p>
        </draw:rect>
        <draw:rect draw:style-name="gr6" draw:text-style-name="P1" xml:id="id8" draw:id="id8" draw:layer="layout" svg:width="4.191cm" svg:height="1.651cm" svg:x="19.415cm" svg:y="16.113cm">
          <text:p text:style-name="P1">MongoDB</text:p>
        </draw:rect>
        <draw:rect draw:style-name="gr3" draw:text-style-name="P1" xml:id="id5" draw:id="id5" draw:layer="layout" svg:width="5.715cm" svg:height="1.143cm" svg:x="19.117cm" svg:y="5.191cm">
          <text:p text:style-name="P1">Socket.io</text:p>
        </draw:rect>
        <draw:rect draw:style-name="gr6" draw:text-style-name="P1" xml:id="id7" draw:id="id7" draw:layer="layout" svg:width="4.191cm" svg:height="1.651cm" svg:x="19.415cm" svg:y="12.811cm">
          <text:p text:style-name="P1">Mongoose</text:p>
        </draw:rect>
        <draw:rect draw:style-name="gr3" draw:text-style-name="P1" draw:layer="layout" svg:width="5.715cm" svg:height="1.143cm" svg:x="19.117cm" svg:y="4.048cm">
          <text:p text:style-name="P1">Client UI</text:p>
        </draw:rect>
        <draw:rect draw:style-name="gr8" draw:text-style-name="P1" xml:id="id6" draw:id="id6" draw:layer="layout" svg:width="7.112cm" svg:height="2.667cm" svg:x="18.399cm" svg:y="7.858cm">
          <text:p text:style-name="P1">Full REST API</text:p>
        </draw:rect>
        <draw:rect draw:style-name="gr6" draw:text-style-name="P1" draw:layer="layout" svg:width="5.461cm" svg:height="1.27cm" svg:x="19.542cm" svg:y="8.835cm">
          <text:p text:style-name="P1">“Main” REST API</text:p>
        </draw:rect>
        <draw:rect draw:style-name="gr3" draw:text-style-name="P1" xml:id="id10" draw:id="id10" draw:layer="layout" svg:width="2.159cm" svg:height="1.651cm" svg:x="15.732cm" svg:y="8.957cm">
          <text:p text:style-name="P1">KUE</text:p>
        </draw:rect>
        <draw:connector draw:style-name="gr9" draw:text-style-name="P1" draw:layer="layout" svg:x1="6.397cm" svg:y1="14.462cm" svg:x2="6.397cm" svg:y2="16.113cm" draw:start-shape="id1" draw:end-shape="id2" svg:d="m6397 14462v1651">
          <text:p/>
        </draw:connector>
        <draw:connector draw:style-name="gr9" draw:text-style-name="P1" draw:layer="layout" svg:x1="5.953cm" svg:y1="6.334cm" svg:x2="5.953cm" svg:y2="7.858cm" draw:start-shape="id3" draw:start-glue-point="2" draw:end-shape="id4" draw:end-glue-point="0" svg:d="m5953 6334v1524">
          <text:p/>
        </draw:connector>
        <draw:connector draw:style-name="gr9" draw:text-style-name="P1" draw:layer="layout" svg:x1="21.974cm" svg:y1="6.334cm" svg:x2="21.955cm" svg:y2="7.858cm" draw:start-shape="id5" draw:start-glue-point="2" draw:end-shape="id6" svg:d="m21974 6334v762h-19v762">
          <text:p/>
        </draw:connector>
        <draw:connector draw:style-name="gr9" draw:text-style-name="P1" draw:layer="layout" svg:x1="21.51cm" svg:y1="14.462cm" svg:x2="21.51cm" svg:y2="16.113cm" draw:start-shape="id7" draw:start-glue-point="2" draw:end-shape="id8" draw:end-glue-point="0" svg:d="m21510 14462v1651">
          <text:p/>
        </draw:connector>
        <draw:connector draw:style-name="gr10" draw:text-style-name="P1" draw:layer="layout" svg:x1="10.652cm" svg:y1="11.287cm" svg:x2="15.732cm" svg:y2="9.782cm" draw:start-shape="id9" draw:end-shape="id10" draw:end-glue-point="3" svg:d="m10652 11287h2540v-1505h2540">
          <text:p text:style-name="P1">Request-Reply</text:p>
        </draw:connector>
        <draw:line draw:style-name="gr11" draw:text-style-name="P1" draw:layer="layout" svg:x1="8.747cm" svg:y1="14.081cm" svg:x2="9.001cm" svg:y2="14.589cm">
          <text:p/>
        </draw:line>
        <draw:line draw:style-name="gr12" draw:text-style-name="P1" draw:layer="layout" svg:x1="16.367cm" svg:y1="12.43cm" svg:x2="10.652cm" svg:y2="12.43cm">
          <text:p/>
        </draw:line>
        <draw:frame draw:style-name="gr13" draw:layer="layout" svg:width="3.81cm" svg:height="2.183cm" svg:x="12.049cm" svg:y="12.557cm">
          <draw:text-box>
            <text:p>Routing</text:p>
            <text:p>Redir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7T13:15:38.93</meta:creation-date>
    <dc:date>2013-08-24T16:03:10.20</dc:date>
    <meta:editing-duration>PT31M11S</meta:editing-duration>
    <meta:editing-cycles>11</meta:editing-cycles>
    <meta:generator>OpenOffice.org/3.4.1$Win32 OpenOffice.org_project/341m1$Build-9593</meta:generator>
    <meta:document-statistic meta:object-count="23"/>
  </office:meta>
</office:document-meta>
</file>